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ymbolPS" svg:font-family="SymbolPS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DejaVu Sans2" svg:font-family="'DejaVu Sans'" style:font-pitch="variable"/>
    <style:font-face style:name="Lohit Tamil" svg:font-family="'Lohit Tamil'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02cm solid #000000" style:shadow="non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02cm solid #000000" fo:border-bottom="none" style:shadow="non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8" style:family="paragraph" style:parent-style-name="Standard">
      <style:text-properties fo:font-size="11pt" style:text-underline-style="none" style:font-size-asian="11pt" style:font-size-complex="11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fo:font-size="11pt" style:font-size-asian="11pt" style:font-size-complex="11pt"/>
    </style:style>
    <style:style style:name="P11" style:family="paragraph" style:parent-style-name="Standard">
      <style:paragraph-properties fo:margin-left="1.27cm" fo:margin-right="0cm" fo:text-indent="0cm" style:auto-text-indent="false">
        <style:tab-stops>
          <style:tab-stop style:position="6.35cm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indent="1.27cm" style:auto-text-indent="false"/>
      <style:text-properties fo:font-size="11pt" style:font-size-asian="11pt" style:font-size-complex="11pt"/>
    </style:style>
    <style:style style:name="P13" style:family="paragraph" style:parent-style-name="Standard">
      <style:paragraph-properties fo:margin-left="2.54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Subtitle">
      <style:text-properties style:font-name="Lohit Tamil" fo:font-style="normal" style:text-underline-style="solid" style:text-underline-width="auto" style:text-underline-color="font-color" fo:font-weight="bold" style:font-style-asian="normal" style:font-weight-asian="bold" style:font-name-complex="Lohit Tamil" style:font-style-complex="normal" style:font-weight-complex="bold"/>
    </style:style>
    <style:style style:name="P15" style:family="paragraph" style:parent-style-name="Standard" style:list-style-name="WW8Num2">
      <style:paragraph-properties fo:margin-left="1.27cm" fo:margin-right="0cm" fo:text-indent="-0.635cm" style:auto-text-indent="false">
        <style:tab-stops>
          <style:tab-stop style:position="3.81cm"/>
        </style:tab-stops>
      </style:paragraph-properties>
    </style:style>
    <style:style style:name="P16" style:family="paragraph" style:parent-style-name="Title" style:master-page-name="Standard">
      <style:paragraph-properties style:page-number="auto"/>
    </style:style>
    <style:style style:name="P17" style:family="paragraph">
      <style:paragraph-properties fo:text-align="center" style:writing-mode="lr-tb"/>
      <style:text-properties fo:font-size="24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11pt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gr1" style:family="graphic">
      <style:graphic-properties draw:stroke="solid" svg:stroke-width="0.026cm" svg:stroke-color="#000000" draw:marker-end="msArrowEnd_20_5" draw:marker-end-width="0.37cm" draw:marker-end-center="false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4">வர்க்கம்</text:p>
      <text:p text:style-name="P3">பயிற்சி1: ஒரு எண்ணின் த்வாண்ட்வா(D)வைக் கண்டுபிடித்தல் </text:p>
      <text:p text:style-name="Standard"/>
      <text:p text:style-name="Standard"/>
      <text:p text:style-name="Standard">D (4) <text:tab/><text:tab/>= <text:tab/>4<text:span text:style-name="T1">2 </text:span><text:tab/>=16</text:p>
      <text:p text:style-name="Standard"/>
      <text:p text:style-name="Standard">D (5)<text:tab/><text:tab/>= <text:tab/>5<text:span text:style-name="T1">2</text:span> <text:tab/>= 25</text:p>
      <text:p text:style-name="Standard"/>
      <text:p text:style-name="Standard">D (35)<text:tab/> <text:tab/>= <text:tab/>(3 x 5) x2<text:tab/>= 30</text:p>
      <text:p text:style-name="Standard"/>
      <text:p text:style-name="Standard">D (76)<text:tab/><text:tab/>= <text:tab/>(7 x6) x2<text:tab/>= 84</text:p>
      <text:p text:style-name="Standard"/>
      <text:p text:style-name="Standard">D (425)<text:tab/>=<text:tab/>(4x5) x2 + 2<text:span text:style-name="T1">2</text:span><text:tab/>= 44</text:p>
      <text:p text:style-name="Standard"/>
      <text:p text:style-name="Standard">D (731)<text:tab/>=<text:tab/>(7 x1)x 2 + 3<text:span text:style-name="T1">2</text:span><text:tab/>= 23</text:p>
      <text:p text:style-name="Standard"/>
      <text:p text:style-name="Standard">D (5 2 8 6)<text:tab/>= <text:tab/>( 5 x 6) x2 + (2 x 8) x2<text:tab/>= 92</text:p>
      <text:p text:style-name="Standard"/>
      <text:p text:style-name="Standard">D (1 3 4 5)<text:tab/>=<text:tab/>(1 x 5) x 2 + (3 x 4) x 2<text:tab/>= 34</text:p>
      <text:p text:style-name="Standard"/>
      <text:p text:style-name="Standard">D ( 1 2 4 5 6)<text:tab/>= <text:tab/>(1 x 6) x 2 + (2 x 5) x 2 + 4<text:span text:style-name="T1">2<text:tab/></text:span>= 48</text:p>
      <text:p text:style-name="Standard"/>
      <text:p text:style-name="Standard"/>
      <text:p text:style-name="Standard">எந்த மாதிரி வருகிறது என்பது புரிந்ததா?</text:p>
      <text:p text:style-name="Standard"/>
      <text:p text:style-name="Standard">D (4 2 3 7 8)<text:tab/>= </text:p>
      <text:p text:style-name="Standard"/>
      <text:p text:style-name="Standard">D ( 1 2 3 4 6 7) = </text:p>
      <text:p text:style-name="P7"/>
      <text:p text:style-name="P8">D ( 2 4 2 5 2) = </text:p>
      <text:p text:style-name="P8"/>
      <text:p text:style-name="P8">D ( 2 4 2 2 5 2) =</text:p>
      <text:p text:style-name="P8"/>
      <text:p text:style-name="P8">D ( 9 8 7 6 5 ) =</text:p>
      <text:p text:style-name="P8"/>
      <text:p text:style-name="P8">D ( 8 9 0 0 7 7) =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பயிற்சி2: த்வாண்ட்வாவைப் பயன்படுத்தி வர்க்கம் <text:s/>காணல் </text:p>
      <text:p text:style-name="P10"/>
      <text:p text:style-name="P10">செயல்முறை :<text:tab/>வர்க்கத்தைக் காண்பதற்கு கீழே <text:s/>உள்ளது <text:s/>போல <text:s/>குறைந்த <text:s/>மதிப்புள்ள எண்ணிலிருந்து <text:s/>துவங்கி எண் தொகுப்புகளுக்கு த்வாண்ட்வா எடுத்துக் கொள்ளவும். </text:p>
      <text:list text:style-name="WW8Num2">
        <text:list-item>
          <text:p text:style-name="P15"><text:span text:style-name="T3">( 32) </text:span><text:span text:style-name="T2">2 <text:s text:c="2"/></text:span></text:p>
        </text:list-item>
      </text:list>
      <text:p text:style-name="P11"><text:tab/></text:p>
      <text:p text:style-name="P11">D(2), D(32), <text:s/>D(3) யை எடுத்துக் கொள்ளவும் <text:tab/> <text:tab/></text:p>
      <text:p text:style-name="P12"><draw:line text:anchor-type="char" draw:z-index="0" draw:style-name="gr1" draw:text-style-name="P17" svg:x1="5.278cm" svg:y1="0.222cm" svg:x2="12.898cm" svg:y2="3.72cm"><text:p/></draw:line> <text:s text:c="20"/>D (2) = 4</text:p>
      <text:p text:style-name="P13"><draw:line text:anchor-type="char" draw:z-index="1" draw:style-name="gr1" draw:text-style-name="P17" svg:x1="5.648cm" svg:y1="0.365cm" svg:x2="12.069cm" svg:y2="3.252cm"><text:p/></draw:line> <text:s text:c="8"/>D (32) = 12</text:p>
      <text:p text:style-name="P13"><draw:line text:anchor-type="char" draw:z-index="3" draw:style-name="gr1" draw:text-style-name="P17" svg:x1="5.278cm" svg:y1="0.279cm" svg:x2="10.182cm" svg:y2="2.785cm"><text:p/></draw:line> <text:s text:c="8"/>D (3) <text:s/>= 9</text:p>
      <text:p text:style-name="P5"/>
      <text:p text:style-name="P5"/>
      <text:p text:style-name="P6"><text:tab/><text:tab/><text:tab/><text:tab/><text:tab/><text:tab/><text:tab/></text:p>
      <text:p text:style-name="P5"><draw:line text:anchor-type="char" draw:z-index="2" draw:style-name="gr1" draw:text-style-name="P17" svg:x1="10.816cm" svg:y1="0.351cm" svg:x2="10.781cm" svg:y2="1.238cm"><text:p/></draw:line><text:tab/><text:tab/><text:tab/> <text:s text:c="9"/></text:p>
      <text:p text:style-name="P6"><text:tab/><text:tab/><text:tab/><text:tab/><text:tab/><text:tab/> <text:s text:c="2"/><text:tab/><text:tab/></text:p>
      <text:p text:style-name="P6"><text:tab/><text:tab/><text:tab/><text:tab/><text:tab/><text:tab/><text:tab/><text:tab/>மனதில் </text:p>
      <text:p text:style-name="P6"><text:tab/><text:tab/><text:tab/><text:tab/><text:tab/><text:tab/><text:tab/><text:tab/>9+1</text:p>
      <text:p text:style-name="P9"><text:span text:style-name="T3"><text:tab/><text:tab/><text:tab/><text:tab/><text:tab/><text:tab/>32</text:span><text:span text:style-name="T2">2<text:tab/> </text:span><text:span text:style-name="T3">= <text:s/><text:tab/> <text:s text:c="4"/>10 <text:s text:c="9"/>2 <text:s text:c="5"/>4</text:span></text:p>
      <text:p text:style-name="P6"/>
      <text:p text:style-name="P6">மனக் கணக்காகச் செய்யவும் <text:tab/></text:p>
      <text:p text:style-name="P4"/>
      <text:p text:style-name="Standard"><text:span text:style-name="T3">2)<text:tab/> (41)</text:span><text:span text:style-name="T2">2 </text:span><text:span text:style-name="T3"><text:s text:c="3"/><text:tab/><text:tab/> = </text:span></text:p>
      <text:p text:style-name="P4"/>
      <text:p text:style-name="Standard"><text:span text:style-name="T3">3)<text:tab/>(57)</text:span><text:span text:style-name="T2">2</text:span><text:span text:style-name="T3"><text:tab/><text:tab/>= </text:span></text:p>
      <text:p text:style-name="P4"/>
      <text:p text:style-name="Standard"><text:span text:style-name="T3">4) <text:tab/>(432)</text:span><text:span text:style-name="T2">2<text:tab/></text:span><text:span text:style-name="T3"><text:tab/>= </text:span></text:p>
      <text:p text:style-name="P4"/>
      <text:p text:style-name="P4">குறிப்பு <text:s/>: <text:s/>D(2), D(32), D (432), D(43) , D(4) ஐ எடுத்துக் கொண்டு எண்களின் வர்க்கத்தைக் காணவும் </text:p>
      <text:p text:style-name="Standard"><text:span text:style-name="T3">5) <text:tab/>(525)</text:span><text:span text:style-name="T2">2</text:span><text:span text:style-name="T3"><text:tab/><text:tab/>= </text:span></text:p>
      <text:p text:style-name="P4"/>
      <text:p text:style-name="Standard"><text:span text:style-name="T3">6) <text:s text:c="2"/><text:tab/>(2 5 3 6)</text:span><text:span text:style-name="T2">2</text:span><text:span text:style-name="T3"><text:tab/> = </text:span></text:p>
      <text:p text:style-name="P4"/>
      <text:p text:style-name="P4">குறிப்பு: <text:s/>D(6), D (36), D (536), D (2536), D (253), D (25), D(2) ஐ எடுத்துக் கொண்டு எண்களின் வர்க்கத்தைக் காணவும் </text:p>
      <text:p text:style-name="P4"/>
      <text:p text:style-name="Standard"><text:span text:style-name="T3">7) <text:tab/>(4 8 2 1)</text:span><text:span text:style-name="T2">2</text:span><text:span text:style-name="T3"><text:tab/>=<text:tab/></text:span></text:p>
      <text:p text:style-name="P4"/>
      <text:p text:style-name="P4"/>
      <text:p text:style-name="Standard"><text:span text:style-name="T3">8) <text:tab/>( 2 2 1)</text:span><text:span text:style-name="T2">2</text:span><text:span text:style-name="T3"><text:tab/><text:tab/>=</text:span></text:p>
      <text:p text:style-name="P4"/>
      <text:p text:style-name="P4"/>
      <text:p text:style-name="Standard"><text:span text:style-name="T3">9)<text:tab/>(3 5 2 1 6)</text:span><text:span text:style-name="T2">2</text:span><text:span text:style-name="T3"><text:tab/>=</text:span></text:p>
      <text:p text:style-name="P4"/>
      <text:p text:style-name="P4"/>
      <text:p text:style-name="Standard"><text:span text:style-name="T3">10) <text:tab/>(1 5 2)</text:span><text:span text:style-name="T2">2</text:span><text:span text:style-name="T3"><text:tab/><text:tab/>=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ymbolPS" svg:font-family="SymbolPS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DejaVu Sans2" svg:font-family="'DejaVu Sans'" style:font-pitch="variable"/>
    <style:font-face style:name="Lohit Tamil" svg:font-family="'Lohit Tamil'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en" fo:country="IN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center" style:justify-single-word="false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lue_7e_LT_7e_Gliederung_20_1" style:display-name="Blue~LT~Gliederung 1" style:family="paragraph">
      <style:paragraph-properties fo:margin-left="1.199cm" fo:margin-right="0cm" fo:margin-top="0cm" fo:margin-bottom="0.499cm" fo:orphans="0" fo:widows="0" fo:hyphenation-ladder-count="no-limit" fo:text-indent="-0.9cm" style:auto-text-indent="false" style:text-autospace="none"/>
      <style:text-properties style:use-window-font-color="true" style:text-outline="false" style:text-line-through-style="none" style:font-name="DejaVu Sans" fo:font-size="32pt" fo:language="en" fo:country="US" fo:font-style="normal" fo:text-shadow="none" style:text-underline-style="none" fo:font-weight="normal" style:font-name-asian="DejaVu Sans" style:font-size-asian="32pt" style:language-asian="zxx" style:country-asian="none" style:font-style-asian="normal" style:font-weight-asian="normal" style:font-name-complex="DejaVu 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Blue_7e_LT_7e_Gliederung_20_2" style:display-name="Blue~LT~Gliederung 2" style:family="paragraph" style:parent-style-name="Blue_7e_LT_7e_Gliederung_20_1">
      <style:paragraph-properties fo:margin-left="2.401cm" fo:margin-right="0cm" fo:margin-top="0cm" fo:margin-bottom="0.4cm" fo:text-indent="-0.801cm" style:auto-text-indent="false"/>
      <style:text-properties fo:font-size="28pt" style:font-size-asian="28pt" style:font-size-complex="28pt"/>
    </style:style>
    <style:style style:name="Blue_7e_LT_7e_Gliederung_20_3" style:display-name="Blue~LT~Gliederung 3" style:family="paragraph" style:parent-style-name="Blue_7e_LT_7e_Gliederung_20_2">
      <style:paragraph-properties fo:margin-left="3.6cm" fo:margin-right="0cm" fo:margin-top="0cm" fo:margin-bottom="0.3cm" fo:text-indent="-0.6cm" style:auto-text-indent="false"/>
      <style:text-properties fo:font-size="24pt" style:font-size-asian="24pt" style:font-size-complex="24pt"/>
    </style:style>
    <style:style style:name="Blue_7e_LT_7e_Gliederung_20_4" style:display-name="Blue~LT~Gliederung 4" style:family="paragraph" style:parent-style-name="Blue_7e_LT_7e_Gliederung_20_3">
      <style:paragraph-properties fo:margin-left="4.8cm" fo:margin-right="0cm" fo:margin-top="0cm" fo:margin-bottom="0.199cm" fo:text-indent="-0.6cm" style:auto-text-indent="false"/>
      <style:text-properties fo:font-size="20pt" style:font-size-asian="20pt" style:font-size-complex="20pt"/>
    </style:style>
    <style:style style:name="Blue_7e_LT_7e_Gliederung_20_5" style:display-name="Blue~LT~Gliederung 5" style:family="paragraph" style:parent-style-name="Blue_7e_LT_7e_Gliederung_20_4">
      <style:paragraph-properties fo:margin-left="6.001cm" fo:margin-right="0cm" fo:margin-top="0cm" fo:margin-bottom="0.101cm" fo:text-indent="-0.6cm" style:auto-text-indent="false"/>
    </style:style>
    <style:style style:name="Blue_7e_LT_7e_Gliederung_20_6" style:display-name="Blue~LT~Gliederung 6" style:family="paragraph" style:parent-style-name="Blue_7e_LT_7e_Gliederung_20_5">
      <style:paragraph-properties fo:margin-left="7.2cm" fo:margin-right="0cm" fo:text-indent="-0.6cm" style:auto-text-indent="false"/>
    </style:style>
    <style:style style:name="Blue_7e_LT_7e_Gliederung_20_7" style:display-name="Blue~LT~Gliederung 7" style:family="paragraph" style:parent-style-name="Blue_7e_LT_7e_Gliederung_20_6">
      <style:paragraph-properties fo:margin-left="8.4cm" fo:margin-right="0cm" fo:text-indent="-0.6cm" style:auto-text-indent="false"/>
    </style:style>
    <style:style style:name="Blue_7e_LT_7e_Gliederung_20_8" style:display-name="Blue~LT~Gliederung 8" style:family="paragraph" style:parent-style-name="Blue_7e_LT_7e_Gliederung_20_7">
      <style:paragraph-properties fo:margin-left="9.601cm" fo:margin-right="0cm" fo:text-indent="-0.6cm" style:auto-text-indent="false"/>
    </style:style>
    <style:style style:name="Blue_7e_LT_7e_Gliederung_20_9" style:display-name="Blue~LT~Gliederung 9" style:family="paragraph" style:parent-style-name="Blue_7e_LT_7e_Gliederung_20_8">
      <style:paragraph-properties fo:margin-left="10.8cm" fo:margin-right="0cm" fo:text-indent="-0.6cm" style:auto-text-indent="false"/>
    </style:style>
    <style:style style:name="Blue_7e_LT_7e_Titel" style:display-name="Blue~LT~Titel" style:family="paragraph">
      <style:paragraph-properties fo:text-align="center" style:justify-single-word="false" fo:orphans="0" fo:widows="0" fo:hyphenation-ladder-count="no-limit" style:text-autospace="none"/>
      <style:text-properties fo:color="#ffffff" style:text-outline="false" style:text-line-through-style="none" style:font-name="DejaVu Sans" fo:font-size="44pt" fo:language="en" fo:country="US" fo:font-style="normal" fo:text-shadow="none" style:text-underline-style="none" fo:font-weight="normal" style:font-name-asian="DejaVu Sans" style:font-size-asian="44pt" style:language-asian="zxx" style:country-asian="none" style:font-style-asian="normal" style:font-weight-asian="normal" style:font-name-complex="DejaVu 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Blue_7e_LT_7e_Untertitel" style:display-name="Blue~LT~Untertitel" style:family="paragraph">
      <style:paragraph-properties fo:margin-left="0cm" fo:margin-right="0cm" fo:text-align="center" style:justify-single-word="false" fo:orphans="0" fo:widows="0" fo:hyphenation-ladder-count="no-limit" fo:text-indent="-0.6cm" style:auto-text-indent="false" style:text-autospace="none"/>
      <style:text-properties style:use-window-font-color="true" style:text-outline="false" style:text-line-through-style="none" style:font-name="DejaVu Sans" fo:font-size="32pt" fo:language="en" fo:country="US" fo:font-style="normal" fo:text-shadow="none" style:text-underline-style="none" fo:font-weight="normal" style:font-name-asian="DejaVu Sans" style:font-size-asian="32pt" style:language-asian="zxx" style:country-asian="none" style:font-style-asian="normal" style:font-weight-asian="normal" style:font-name-complex="DejaVu 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Blue_7e_LT_7e_Notizen" style:display-name="Blue~LT~Notizen" style:family="paragraph">
      <style:paragraph-properties fo:margin-left="0.6cm" fo:margin-right="0cm" fo:orphans="0" fo:widows="0" fo:hyphenation-ladder-count="no-limit" fo:text-indent="-0.6cm" style:auto-text-indent="false" style:text-autospace="none"/>
      <style:text-properties style:use-window-font-color="true" style:text-outline="false" style:text-line-through-style="none" style:font-name="DejaVu Sans" fo:font-size="20pt" fo:language="en" fo:country="US" fo:font-style="normal" fo:text-shadow="none" style:text-underline-style="none" fo:font-weight="normal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Blue_7e_LT_7e_Hintergrundobjekte" style:display-name="Blue~LT~Hintergrundobjekte" style:family="paragraph">
      <style:paragraph-properties fo:orphans="0" fo:widows="0" fo:hyphenation-ladder-count="no-limit" style:text-autospace="none"/>
      <style:text-properties style:use-window-font-color="true" style:font-name="Nimbus Roman No9 L1" fo:font-size="12pt" fo:language="en" fo:country="US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style>
    <style:style style:name="Blue_7e_LT_7e_Hintergrund" style:display-name="Blue~LT~Hintergrund" style:family="paragraph">
      <style:paragraph-properties fo:orphans="0" fo:widows="0" fo:hyphenation-ladder-count="no-limit" style:text-autospace="none"/>
      <style:text-properties style:use-window-font-color="true" style:font-name="Nimbus Roman No9 L1" fo:font-size="12pt" fo:language="en" fo:country="US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style>
    <style:style style:name="WW-Title" style:family="paragraph">
      <style:paragraph-properties fo:text-align="center" style:justify-single-word="false" fo:orphans="0" fo:widows="0" fo:hyphenation-ladder-count="no-limit" style:text-autospace="none"/>
      <style:text-properties fo:color="#ffffff" style:text-outline="false" style:text-line-through-style="none" style:font-name="DejaVu Sans" fo:font-size="44pt" fo:language="en" fo:country="US" fo:font-style="normal" fo:text-shadow="none" style:text-underline-style="none" fo:font-weight="normal" style:font-name-asian="DejaVu Sans" style:font-size-asian="44pt" style:language-asian="zxx" style:country-asian="none" style:font-style-asian="normal" style:font-weight-asian="normal" style:font-name-complex="DejaVu 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Background_20_objects" style:display-name="Background objects" style:family="paragraph">
      <style:paragraph-properties fo:orphans="0" fo:widows="0" fo:hyphenation-ladder-count="no-limit" style:text-autospace="none"/>
      <style:text-properties style:use-window-font-color="true" style:font-name="Nimbus Roman No9 L1" fo:font-size="12pt" fo:language="en" fo:country="US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style>
    <style:style style:name="Background" style:family="paragraph">
      <style:paragraph-properties fo:orphans="0" fo:widows="0" fo:hyphenation-ladder-count="no-limit" style:text-autospace="none"/>
      <style:text-properties style:use-window-font-color="true" style:font-name="Nimbus Roman No9 L1" fo:font-size="12pt" fo:language="en" fo:country="US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style>
    <style:style style:name="Notes" style:family="paragraph">
      <style:paragraph-properties fo:margin-left="0.6cm" fo:margin-right="0cm" fo:orphans="0" fo:widows="0" fo:hyphenation-ladder-count="no-limit" fo:text-indent="-0.6cm" style:auto-text-indent="false" style:text-autospace="none"/>
      <style:text-properties style:use-window-font-color="true" style:text-outline="false" style:text-line-through-style="none" style:font-name="DejaVu Sans" fo:font-size="20pt" fo:language="en" fo:country="US" fo:font-style="normal" fo:text-shadow="none" style:text-underline-style="none" fo:font-weight="normal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Outline_20_1" style:display-name="Outline 1" style:family="paragraph">
      <style:paragraph-properties fo:margin-left="1.199cm" fo:margin-right="0cm" fo:margin-top="0cm" fo:margin-bottom="0.499cm" fo:orphans="0" fo:widows="0" fo:hyphenation-ladder-count="no-limit" fo:text-indent="-0.9cm" style:auto-text-indent="false" style:text-autospace="none"/>
      <style:text-properties style:use-window-font-color="true" style:text-outline="false" style:text-line-through-style="none" style:font-name="DejaVu Sans" fo:font-size="32pt" fo:language="en" fo:country="US" fo:font-style="normal" fo:text-shadow="none" style:text-underline-style="none" fo:font-weight="normal" style:font-name-asian="DejaVu Sans" style:font-size-asian="32pt" style:language-asian="zxx" style:country-asian="none" style:font-style-asian="normal" style:font-weight-asian="normal" style:font-name-complex="DejaVu 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/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/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/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/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/>
    </style:style>
    <style:style style:name="Normal" style:family="paragraph">
      <style:paragraph-properties fo:orphans="0" fo:widows="0" fo:hyphenation-ladder-count="no-limit" style:text-autospace="none"/>
      <style:text-properties style:use-window-font-color="true" style:font-name="Nimbus Roman No9 L1" fo:font-size="12pt" fo:language="en" fo:country="US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style>
    <style:style style:name="Body_20_Text" style:display-name="Body Text" style:family="paragraph">
      <style:paragraph-properties fo:margin-top="0cm" fo:margin-bottom="0.374cm" fo:orphans="0" fo:widows="0" fo:hyphenation-ladder-count="no-limit" style:text-autospace="none"/>
      <style:text-properties style:use-window-font-color="true" style:font-name="Nimbus Roman No9 L1" fo:font-size="12pt" fo:language="en" fo:country="US" style:font-name-asian="Nimbus Roman No9 L1" style:font-size-asian="12pt" style:language-asian="zxx" style:country-asian="none" style:font-name-complex="Nimbus Roman No9 L1" style:font-size-complex="12pt" style:language-complex="zxx" style:country-complex="none" fo:hyphenate="false" fo:hyphenation-remain-char-count="2" fo:hyphenation-push-char-count="2"/>
    </style:style>
    <style:style style:name="caption" style:family="paragraph">
      <style:paragraph-properties fo:margin-top="0.374cm" fo:margin-bottom="0.374cm" fo:orphans="0" fo:widows="0" fo:hyphenation-ladder-count="no-limit" style:text-autospace="none"/>
      <style:text-properties style:use-window-font-color="true" style:font-name="Nimbus Roman No9 L1" fo:font-size="12pt" fo:language="en" fo:country="US" fo:font-style="italic" style:font-name-asian="Nimbus Roman No9 L1" style:font-size-asian="12pt" style:language-asian="zxx" style:country-asian="none" style:font-style-asian="italic" style:font-name-complex="Nimbus Roman No9 L1" style:font-size-complex="12pt" style:language-complex="zxx" style:country-complex="none" style:font-style-complex="italic" fo:hyphenate="false" fo:hyphenation-remain-char-count="2" fo:hyphenation-push-char-count="2"/>
    </style:style>
    <style:style style:name="WW-Title1" style:family="paragraph">
      <style:paragraph-properties fo:text-align="center" style:justify-single-word="false" fo:orphans="0" fo:widows="0" fo:hyphenation-ladder-count="no-limit" style:text-autospace="none"/>
      <style:text-properties fo:color="#ffffff" style:text-outline="false" style:text-line-through-style="none" style:font-name="DejaVu Sans" fo:font-size="44pt" fo:language="en" fo:country="US" fo:font-style="normal" fo:text-shadow="none" style:text-underline-style="none" fo:font-weight="normal" style:font-name-asian="DejaVu Sans" style:font-size-asian="44pt" style:language-asian="zxx" style:country-asian="none" style:font-style-asian="normal" style:font-weight-asian="normal" style:font-name-complex="DejaVu 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WW-Title12" style:family="paragraph">
      <style:paragraph-properties fo:text-align="center" style:justify-single-word="false" fo:orphans="0" fo:widows="0" fo:hyphenation-ladder-count="no-limit" style:text-autospace="none"/>
      <style:text-properties fo:color="#ffffff" style:text-outline="false" style:text-line-through-style="none" style:font-name="DejaVu Sans" fo:font-size="44pt" fo:language="en" fo:country="US" fo:font-style="normal" fo:text-shadow="none" style:text-underline-style="none" fo:font-weight="normal" style:font-name-asian="DejaVu Sans" style:font-size-asian="44pt" style:language-asian="zxx" style:country-asian="none" style:font-style-asian="normal" style:font-weight-asian="normal" style:font-name-complex="DejaVu 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WW-Title123" style:family="paragraph">
      <style:paragraph-properties fo:text-align="center" style:justify-single-word="false" fo:orphans="0" fo:widows="0" fo:hyphenation-ladder-count="no-limit" style:text-autospace="none"/>
      <style:text-properties fo:color="#ffffff" style:text-outline="false" style:text-line-through-style="none" style:font-name="DejaVu Sans" fo:font-size="44pt" fo:language="en" fo:country="US" fo:font-style="normal" fo:text-shadow="none" style:text-underline-style="none" fo:font-weight="normal" style:font-name-asian="DejaVu Sans" style:font-size-asian="44pt" style:language-asian="zxx" style:country-asian="none" style:font-style-asian="normal" style:font-weight-asian="normal" style:font-name-complex="DejaVu 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WW-Title1234" style:family="paragraph">
      <style:paragraph-properties fo:text-align="center" style:justify-single-word="false" fo:orphans="0" fo:widows="0" fo:hyphenation-ladder-count="no-limit" style:text-autospace="none"/>
      <style:text-properties fo:color="#ffffff" style:text-outline="false" style:text-line-through-style="none" style:font-name="DejaVu Sans" fo:font-size="44pt" fo:language="en" fo:country="US" fo:font-style="normal" fo:text-shadow="none" style:text-underline-style="none" fo:font-weight="normal" style:font-name-asian="DejaVu Sans" style:font-size-asian="44pt" style:language-asian="zxx" style:country-asian="none" style:font-style-asian="normal" style:font-weight-asian="normal" style:font-name-complex="DejaVu 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ormal" style:family="paragraph" style:parent-style-name="Standard"/>
    <style:style style:name="WW8Num3z0" style:family="text">
      <style:text-properties style:font-name="SymbolPS" style:font-name-complex="Times New Roman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0" style:family="text">
      <style:text-properties style:font-name="SymbolPS" style:font-name-asian="Times New Roman" style:font-name-complex="Times New Roman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/>
    </text:list-style>
    <text:list-style style:name="WW8Num2" text:consecutive-numbering="true">
      <text:list-level-style-number text:level="1" style:num-suffix=")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>
      <text:list-level-style-bullet text:level="1" text:style-name="WW8Num3z0" style:num-suffix="." text:bullet-char="">
        <style:text-properties fo:font-family="Wingdings" style:font-charset="x-symbol"/>
      </text:list-level-style-bullet>
      <text:list-level-style-bullet text:level="2" text:style-name="WW8Num3z1" style:num-suffix="." text:bullet-char="">
        <style:text-properties style:font-name="Wingdings 2"/>
      </text:list-level-style-bullet>
      <text:list-level-style-bullet text:level="3" text:style-name="WW8Num3z2" style:num-suffix="." text:bullet-char="■">
        <style:text-properties style:font-name="StarSymbol"/>
      </text:list-level-style-bullet>
      <text:list-level-style-bullet text:level="4" text:style-name="WW8Num3z0" style:num-suffix="." text:bullet-char="">
        <style:text-properties fo:font-family="Wingdings" style:font-charset="x-symbol"/>
      </text:list-level-style-bullet>
      <text:list-level-style-bullet text:level="5" text:style-name="WW8Num3z1" style:num-suffix="." text:bullet-char="">
        <style:text-properties style:font-name="Wingdings 2"/>
      </text:list-level-style-bullet>
      <text:list-level-style-bullet text:level="6" text:style-name="WW8Num3z2" style:num-suffix="." text:bullet-char="■">
        <style:text-properties style:font-name="StarSymbol"/>
      </text:list-level-style-bullet>
      <text:list-level-style-bullet text:level="7" text:style-name="WW8Num3z0" style:num-suffix="." text:bullet-char="">
        <style:text-properties fo:font-family="Wingdings" style:font-charset="x-symbol"/>
      </text:list-level-style-bullet>
      <text:list-level-style-bullet text:level="8" text:style-name="WW8Num3z1" style:num-suffix="." text:bullet-char="">
        <style:text-properties style:font-name="Wingdings 2"/>
      </text:list-level-style-bullet>
      <text:list-level-style-bullet text:level="9" text:style-name="WW8Num3z2" style:num-suffix="." text:bullet-char="■">
        <style:text-properties style:font-name="StarSymbol"/>
      </text:list-level-style-bullet>
      <text:list-level-style-number text:level="10" style:num-suffix="." style:num-format="1"/>
    </text:list-style>
    <text:list-style style:name="WW8Num4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6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7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">
      <text:list-level-style-number text:level="1" style:num-suffix="." style:num-format="1" text:start-value="5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2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3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6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">
      <text:list-level-style-number text:level="1" style:num-suffix="." style:num-format="1" text:start-value="5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">
      <text:list-level-style-number text:level="1" style:num-suffix="." style:num-format="1" text:start-value="6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9">
      <text:list-level-style-number text:level="1" style:num-suffix="." style:num-format="1" text:start-value="7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0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1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2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3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4">
      <text:list-level-style-number text:level="1" style:num-suffix="." style:num-format="1" text:start-value="5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5">
      <text:list-level-style-number text:level="1" style:num-suffix="." style:num-format="1" text:start-value="6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1" style:family="paragraph" style:parent-style-name="Header">
      <style:paragraph-properties fo:padding="0.049cm" fo:border-left="none" fo:border-right="none" fo:border-top="none" fo:border-bottom="0.002cm solid #000000" style:shadow="non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02cm solid #000000" fo:border-bottom="none" style:shadow="none"/>
      <style:text-properties fo:font-style="italic" fo:font-weight="bold" style:font-style-asian="italic" style:font-weight-asian="bold" style:font-style-complex="italic" style:font-weight-complex="bold"/>
    </style:style>
    <style:page-layout style:name="pm1">
      <style:page-layout-properties fo:page-width="21.59cm" fo:page-height="27.94cm" style:num-format="1" style:print-orientation="portrait" fo:margin-top="2.54cm" fo:margin-bottom="1.27cm" fo:margin-left="3.175cm" fo:margin-right="3.175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shadow="none" style:dynamic-spacing="true"/>
      </style:footer-style>
    </style:page-layout>
    <style:page-layout style:name="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pm1">
      <style:header>
        <text:p text:style-name="P1">WORKSHEET 1</text:p>
      </style:header>
      <style:footer>
        <text:p text:style-name="P2">Department of Computer Science and Engineering, Anna University Chennai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WORKSHEET 1 – Squaring</dc:title>
    <meta:initial-creator>dcse</meta:initial-creator>
    <meta:creation-date>2008-11-20T10:17:00</meta:creation-date>
    <dc:creator>gbbama</dc:creator>
    <dc:date>2009-05-25T18:02:53</dc:date>
    <meta:print-date>2009-05-19T08:38:00</meta:print-date>
    <meta:editing-cycles>19</meta:editing-cycles>
    <meta:editing-duration>PT6H14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6" meta:word-count="277" meta:character-count="1382"/>
  </office:meta>
</office:document-meta>
</file>